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 Pro" svg:font-family="'Georgia Pr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9.3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>
      <style:table-cell-properties fo:padding="2.01pt"/>
    </style:style>
    <style:style style:name="ce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padding="2.01pt"/>
    </style:style>
    <style:style style:name="ce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1.76pt solid #969696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fo:padding="2.01pt"/>
      <style:text-properties fo:color="#333333" style:text-outline="false" style:text-line-through-style="none" style:text-line-through-type="none" style:font-name="Georgia Pr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ffff00" fo:padding="2.01pt"/>
      <style:text-properties fo:color="#333333" style:text-outline="false" style:text-line-through-style="none" style:text-line-through-type="none" style:font-name="Georgia Pr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row table:style-name="ro1">
          <table:table-cell table:style-name="ce1" office:value-type="string" calcext:value-type="string">
            <text:p>gdp</text:p>
          </table:table-cell>
          <table:table-cell table:style-name="ce3" office:value-type="string" calcext:value-type="string">
            <text:p>pctN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gion </text:p>
          </table:table-cell>
          <table:table-cell table:style-name="ce6" office:value-type="string" calcext:value-type="string">
            <text:p>industry</text:p>
          </table:table-cell>
        </table:table-row>
        <table:table-row table:style-name="ro2">
          <table:table-cell office:value-type="float" office:value="84671" calcext:value-type="float">
            <text:p>84671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 Hawaii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ccommodation</text:p>
          </table:table-cell>
        </table:table-row>
        <table:table-row table:style-name="ro2">
          <table:table-cell office:value-type="float" office:value="146278" calcext:value-type="float">
            <text:p>14627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 Nevad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ccommodation</text:p>
          </table:table-cell>
        </table:table-row>
        <table:table-row table:style-name="ro2">
          <table:table-cell office:value-type="float" office:value="305849" calcext:value-type="float">
            <text:p>30584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 Arizon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121383" calcext:value-type="float">
            <text:p>12138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 Arkansas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926049" calcext:value-type="float">
            <text:p>926049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 Florid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196681" calcext:value-type="float">
            <text:p>19668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 Kentucky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339096" calcext:value-type="float">
            <text:p>339096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 Minnesota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108495" calcext:value-type="float">
            <text:p>10849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 Mississippi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575331" calcext:value-type="float">
            <text:p>575331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 New Jersey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209859" calcext:value-type="float">
            <text:p>20985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 South Carolin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331868" calcext:value-type="float">
            <text:p>331868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 Tennesse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31091" calcext:value-type="float">
            <text:p>31091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 Vermont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492932" calcext:value-type="float">
            <text:p>492932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 Virgini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mbulatory health care services</text:p>
          </table:table-cell>
        </table:table-row>
        <table:table-row table:style-name="ro2">
          <table:table-cell office:value-type="float" office:value="719834" calcext:value-type="float">
            <text:p>719834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 Pennsylvania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Broadcasting and telecomm</text:p>
          </table:table-cell>
        </table:table-row>
        <table:table-row table:style-name="ro2">
          <table:table-cell office:value-type="float" office:value="531302" calcext:value-type="float">
            <text:p>531302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 Georgi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roadcasting and telecomm</text:p>
          </table:table-cell>
        </table:table-row>
        <table:table-row table:style-name="ro2">
          <table:table-cell office:value-type="float" office:value="382437" calcext:value-type="float">
            <text:p>382437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 Maryland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Broadcasting and telecomm</text:p>
          </table:table-cell>
        </table:table-row>
        <table:table-row table:style-name="ro2">
          <table:table-cell office:value-type="float" office:value="347249" calcext:value-type="float">
            <text:p>347249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 Indiana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Chemical manufacturing</text:p>
          </table:table-cell>
        </table:table-row>
        <table:table-row table:style-name="ro2">
          <table:table-cell office:value-type="float" office:value="521621" calcext:value-type="float">
            <text:p>521621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 North Carolin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Chemical manufacturing</text:p>
          </table:table-cell>
        </table:table-row>
        <table:table-row table:style-name="ro2">
          <table:table-cell office:value-type="float" office:value="2622731" calcext:value-type="float">
            <text:p>2622731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 Californi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omputer and electronic manufacturing</text:p>
          </table:table-cell>
        </table:table-row>
        <table:table-row table:style-name="ro2">
          <table:table-cell office:value-type="float" office:value="228886" calcext:value-type="float">
            <text:p>228886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 Orego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omputer and electronic manufacturing</text:p>
          </table:table-cell>
        </table:table-row>
        <table:table-row table:style-name="ro1">
          <table:table-cell office:value-type="float" office:value="68377" calcext:value-type="float">
            <text:p>6837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 Idaho</text:p>
          </table:table-cell>
          <table:table-cell office:value-type="string" calcext:value-type="string">
            <text:p>West</text:p>
          </table:table-cell>
          <table:table-cell table:style-name="ce6" office:value-type="string" calcext:value-type="string">
            <text:p>Farming</text:p>
          </table:table-cell>
        </table:table-row>
        <table:table-row table:style-name="ro1">
          <table:table-cell office:value-type="float" office:value="150576" calcext:value-type="float">
            <text:p>15057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 Kansas</text:p>
          </table:table-cell>
          <table:table-cell office:value-type="string" calcext:value-type="string">
            <text:p>Midwest</text:p>
          </table:table-cell>
          <table:table-cell table:style-name="ce6" office:value-type="string" calcext:value-type="string">
            <text:p>Farming</text:p>
          </table:table-cell>
        </table:table-row>
        <table:table-row table:style-name="ro2">
          <table:table-cell office:value-type="float" office:value="205625" calcext:value-type="float">
            <text:p>205625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 Alabam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Hospitals, nursing, and residential care facilities</text:p>
          </table:table-cell>
        </table:table-row>
        <table:table-row table:style-name="ro2">
          <table:table-cell office:value-type="float" office:value="59295" calcext:value-type="float">
            <text:p>59295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 Maine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Hospitals, nursing, and residential care facilities</text:p>
          </table:table-cell>
        </table:table-row>
        <table:table-row table:style-name="ro2">
          <table:table-cell office:value-type="float" office:value="505776" calcext:value-type="float">
            <text:p>505776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 Massachusetts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Hospitals, nursing, and residential care facilities</text:p>
          </table:table-cell>
        </table:table-row>
        <table:table-row table:style-name="ro2">
          <table:table-cell office:value-type="float" office:value="490238" calcext:value-type="float">
            <text:p>490238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 Michigan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Hospitals, nursing, and residential care facilities</text:p>
          </table:table-cell>
        </table:table-row>
        <table:table-row table:style-name="ro2">
          <table:table-cell office:value-type="float" office:value="299113" calcext:value-type="float">
            <text:p>299113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 Missouri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Hospitals, nursing, and residential care facilities</text:p>
          </table:table-cell>
        </table:table-row>
        <table:table-row table:style-name="ro2">
          <table:table-cell office:value-type="float" office:value="46227" calcext:value-type="float">
            <text:p>4622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 Montan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Hospitals, nursing, and residential care facilities</text:p>
          </table:table-cell>
        </table:table-row>
        <table:table-row table:style-name="ro2">
          <table:table-cell office:value-type="float" office:value="796012" calcext:value-type="float">
            <text:p>796012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 Illinois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Insurance carriers</text:p>
          </table:table-cell>
        </table:table-row>
        <table:table-row table:style-name="ro2">
          <table:table-cell office:value-type="float" office:value="185183" calcext:value-type="float">
            <text:p>185183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 Iowa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Insurance carriers</text:p>
          </table:table-cell>
        </table:table-row>
        <table:table-row table:style-name="ro2">
          <table:table-cell office:value-type="float" office:value="117446" calcext:value-type="float">
            <text:p>11744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 Nebraska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Insurance carriers</text:p>
          </table:table-cell>
        </table:table-row>
        <table:table-row table:style-name="ro2">
          <table:table-cell office:value-type="float" office:value="77208" calcext:value-type="float">
            <text:p>7720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 New Hampshire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Insurance carriers</text:p>
          </table:table-cell>
        </table:table-row>
        <table:table-row table:style-name="ro2">
          <table:table-cell office:value-type="float" office:value="259918" calcext:value-type="float">
            <text:p>259918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 Connecticut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Insurance carriers </text:p>
          </table:table-cell>
        </table:table-row>
        <table:table-row table:style-name="ro2">
          <table:table-cell office:value-type="float" office:value="71453" calcext:value-type="float">
            <text:p>7145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 Delawar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Insurance carriers</text:p>
          </table:table-cell>
        </table:table-row>
        <table:table-row table:style-name="ro2">
          <table:table-cell office:value-type="float" office:value="57529" calcext:value-type="float">
            <text:p>5752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 Rhode Island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Insurance carriers</text:p>
          </table:table-cell>
        </table:table-row>
        <table:table-row table:style-name="ro2">
          <table:table-cell office:value-type="float" office:value="626622" calcext:value-type="float">
            <text:p>626622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 Ohio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Insurance carriers</text:p>
          </table:table-cell>
        </table:table-row>
        <table:table-row table:style-name="ro2">
          <table:table-cell office:value-type="float" office:value="313088" calcext:value-type="float">
            <text:p>313088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 Wisconsin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Insurance carriers</text:p>
          </table:table-cell>
        </table:table-row>
        <table:table-row table:style-name="ro2">
          <table:table-cell office:value-type="float" office:value="72861" calcext:value-type="float">
            <text:p>72861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 West Virgini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Mining (except oil and gas)</text:p>
          </table:table-cell>
        </table:table-row>
        <table:table-row table:style-name="ro2">
          <table:table-cell office:value-type="float" office:value="38328" calcext:value-type="float">
            <text:p>3832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 Wyoming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ining (except oil and gas)</text:p>
          </table:table-cell>
        </table:table-row>
        <table:table-row table:style-name="ro2">
          <table:table-cell office:value-type="float" office:value="1500055" calcext:value-type="float">
            <text:p>1500055</text:p>
          </table:table-cell>
          <table:table-cell office:value-type="float" office:value="8.1" calcext:value-type="float">
            <text:p>8.10</text:p>
          </table:table-cell>
          <table:table-cell office:value-type="string" calcext:value-type="string">
            <text:p> New York</text:p>
          </table:table-cell>
          <table:table-cell office:value-type="string" calcext:value-type="string">
            <text:p>Northeast</text:p>
          </table:table-cell>
          <table:table-cell office:value-type="string" calcext:value-type="string">
            <text:p>Monetary authorities</text:p>
          </table:table-cell>
        </table:table-row>
        <table:table-row table:style-name="ro2">
          <table:table-cell office:value-type="float" office:value="48354" calcext:value-type="float">
            <text:p>483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 South Dakota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Monetary authorities</text:p>
          </table:table-cell>
        </table:table-row>
        <table:table-row table:style-name="ro2">
          <table:table-cell office:value-type="float" office:value="157671" calcext:value-type="float">
            <text:p>157671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 Utah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onetary authorities</text:p>
          </table:table-cell>
        </table:table-row>
        <table:table-row table:style-name="ro2">
          <table:table-cell office:value-type="float" office:value="50404" calcext:value-type="float">
            <text:p>50404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 Alask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Oil and gas extraction</text:p>
          </table:table-cell>
        </table:table-row>
        <table:table-row table:style-name="ro2">
          <table:table-cell office:value-type="float" office:value="322644" calcext:value-type="float">
            <text:p>322644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 Colorado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Oil and gas extraction</text:p>
          </table:table-cell>
        </table:table-row>
        <table:table-row table:style-name="ro2">
          <table:table-cell office:value-type="float" office:value="93594" calcext:value-type="float">
            <text:p>93594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 New Mexico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Oil and gas extraction</text:p>
          </table:table-cell>
        </table:table-row>
        <table:table-row table:style-name="ro2">
          <table:table-cell office:value-type="float" office:value="53453" calcext:value-type="float">
            <text:p>53453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 North Dakota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Oil and gas extraction</text:p>
          </table:table-cell>
        </table:table-row>
        <table:table-row table:style-name="ro2">
          <table:table-cell office:value-type="float" office:value="181278" calcext:value-type="float">
            <text:p>181278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 Oklahom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Oil and gas extraction</text:p>
          </table:table-cell>
        </table:table-row>
        <table:table-row table:style-name="ro2">
          <table:table-cell office:value-type="float" office:value="1599283" calcext:value-type="float">
            <text:p>1599283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 Texas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Oil and gas extraction</text:p>
          </table:table-cell>
        </table:table-row>
        <table:table-row table:style-name="ro2">
          <table:table-cell office:value-type="float" office:value="236999" calcext:value-type="float">
            <text:p>236999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 Louisiana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etroleum and coal products</text:p>
          </table:table-cell>
        </table:table-row>
        <table:table-row table:style-name="ro2">
          <table:table-cell office:value-type="float" office:value="476770" calcext:value-type="float">
            <text:p>47677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 Washingto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Publishing industries</text:p>
          </table:table-cell>
        </table:table-row>
        <table:table-row table:style-name="ro2">
          <table:table-cell office:value-type="float" office:value="126478" calcext:value-type="float">
            <text:p>126478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 District of Columbia</text:p>
          </table:table-cell>
          <table:table-cell office:value-type="string" calcext:value-type="string">
            <text:p>South</text:p>
          </table:table-cell>
          <table:table-cell table:style-name="ce8" office:value-type="string" calcext:value-type="string">
            <text:p>Federal Govern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 Pro" svg:font-family="'Georgia Pr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2:13:47.409000000</meta:creation-date>
    <dc:date>2021-06-07T12:14:27.743000000</dc:date>
    <meta:editing-duration>PT41S</meta:editing-duration>
    <meta:editing-cycles>1</meta:editing-cycles>
    <meta:document-statistic meta:table-count="1" meta:cell-count="260" meta:object-count="0"/>
    <meta:generator>LibreOffice/6.1.3.2$Windows_X86_64 LibreOffice_project/86daf60bf00efa86ad547e59e09d6bb77c699acb</meta:generator>
  </office:meta>
</office:document-meta>
</file>